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objectwithoutfill">
      <style:graphic-properties svg:stroke-color="#666666" draw:fill="none" draw:textarea-vertical-align="middle"/>
    </style:style>
    <style:style style:name="gr3" style:family="graphic" style:parent-style-name="standard">
      <style:graphic-properties draw:fill="solid" draw:fill-color="#b2b2b2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99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svg:stroke-color="#0000cc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svg:stroke-color="#6666ff" draw:textarea-vertical-align="middle" draw:ole-draw-aspect="1" style:protect="size"/>
    </style:style>
    <style:style style:name="gr8" style:family="graphic" style:parent-style-name="objectwithoutfill">
      <style:graphic-properties svg:stroke-color="#ff3333" draw:marker-end="Arrow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102cm" svg:stroke-color="#0000ff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408cm" svg:height="9.586cm" svg:x="2.7cm" svg:y="3.541cm">
          <text:p/>
        </draw:rect>
        <draw:line draw:style-name="gr2" draw:text-style-name="P1" draw:layer="layout" svg:x1="2.724cm" svg:y1="3.577cm" svg:x2="12.066cm" svg:y2="13.121cm">
          <text:p/>
        </draw:line>
        <draw:line draw:style-name="gr2" draw:text-style-name="P1" draw:layer="layout" svg:x1="2.724cm" svg:y1="13.121cm" svg:x2="12.066cm" svg:y2="3.577cm">
          <text:p/>
        </draw:line>
        <draw:rect draw:style-name="gr3" draw:text-style-name="P1" draw:layer="layout" svg:width="4.401cm" svg:height="4.387cm" svg:x="5.189cm" svg:y="6.16cm">
          <text:p/>
        </draw:rect>
        <draw:custom-shape draw:style-name="gr4" draw:text-style-name="P1" draw:layer="layout" svg:width="2.757cm" svg:height="3.938cm" draw:transform="rotate (1.5707963267946) translate (8.05cm 9.731cm)">
          <text:p/>
          <draw:enhanced-geometry svg:viewBox="0 0 21600 21600" draw:glue-points="?f6 10800 10800 21600 ?f5 10800 10800 0" draw:text-areas="?f3 ?f3 ?f4 ?f4" draw:mirror-vertical="tru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757cm" svg:height="3.938cm" svg:x="5.993cm" svg:y="9.077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.757cm" svg:height="3.938cm" draw:transform="rotate (1.5707963267946) translate (2.726cm 9.748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757cm" svg:height="3.938cm" svg:x="5.985cm" svg:y="3.71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7.322cm" svg:y1="5.72cm" svg:x2="7.322cm" svg:y2="10.198cm">
          <text:p/>
        </draw:line>
        <draw:frame draw:style-name="gr7" draw:text-style-name="P1" draw:layer="layout" svg:width="0.999cm" svg:height="1.3cm" svg:x="6.878cm" svg:y="10.39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path draw:style-name="gr8" draw:text-style-name="P1" draw:layer="layout" svg:width="3.209cm" svg:height="1.51cm" svg:x="5.686cm" svg:y="4.725cm" svg:viewBox="0 0 3210 1511" svg:d="m710 1511c-1639-857-64-1456 961-1507s2257 410 1021 1507">
          <text:p/>
        </draw:path>
        <draw:frame draw:style-name="gr9" draw:text-style-name="P1" draw:layer="layout" svg:width="0.956cm" svg:height="1.3cm" svg:x="8.957cm" svg:y="4.3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rect draw:style-name="gr1" draw:text-style-name="P1" draw:layer="layout" svg:width="9.408cm" svg:height="9.586cm" svg:x="15.46cm" svg:y="3.504cm">
          <text:p/>
        </draw:rect>
        <draw:line draw:style-name="gr2" draw:text-style-name="P1" draw:layer="layout" svg:x1="15.484cm" svg:y1="3.54cm" svg:x2="24.826cm" svg:y2="13.084cm">
          <text:p/>
        </draw:line>
        <draw:line draw:style-name="gr2" draw:text-style-name="P1" draw:layer="layout" svg:x1="15.484cm" svg:y1="13.084cm" svg:x2="24.826cm" svg:y2="3.54cm">
          <text:p/>
        </draw:line>
        <draw:rect draw:style-name="gr3" draw:text-style-name="P1" draw:layer="layout" svg:width="4.401cm" svg:height="4.387cm" svg:x="17.949cm" svg:y="6.123cm">
          <text:p/>
        </draw:rect>
        <draw:custom-shape draw:style-name="gr5" draw:text-style-name="P1" draw:layer="layout" svg:width="2.757cm" svg:height="3.938cm" draw:transform="rotate (1.5707963267946) translate (20.81cm 9.694cm)">
          <text:p/>
          <draw:enhanced-geometry svg:viewBox="0 0 21600 21600" draw:glue-points="?f6 10800 10800 21600 ?f5 10800 10800 0" draw:text-areas="?f3 ?f3 ?f4 ?f4" draw:mirror-vertical="tru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.757cm" svg:height="3.938cm" svg:x="18.753cm" svg:y="9.04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757cm" svg:height="3.938cm" draw:transform="rotate (1.5707963267946) translate (15.486cm 9.711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.757cm" svg:height="3.938cm" svg:x="18.745cm" svg:y="3.67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16.73cm" svg:y1="8.445cm" svg:x2="22.853cm" svg:y2="8.445cm">
          <text:p/>
        </draw:line>
        <draw:frame draw:style-name="gr9" draw:text-style-name="P1" draw:layer="layout" svg:width="0.999cm" svg:height="1.3cm" svg:x="22.774cm" svg:y="7.74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path draw:style-name="gr8" draw:text-style-name="P1" draw:layer="layout" svg:width="1.339cm" svg:height="3.139cm" svg:x="16.47cm" svg:y="6.776cm" svg:viewBox="0 0 1340 3140" svg:d="m1340 2512c-699 1451-1229 65-1318-921s50-2379 1108-1035">
          <text:p/>
        </draw:path>
        <draw:frame draw:style-name="gr9" draw:text-style-name="P1" draw:layer="layout" svg:width="0.956cm" svg:height="1.3cm" svg:x="16.321cm" svg:y="9.86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path draw:style-name="gr8" draw:text-style-name="P1" draw:layer="layout" svg:width="2.867cm" svg:height="0.639cm" svg:x="5.82cm" svg:y="7.867cm" svg:viewBox="0 0 2868 640" svg:d="m581 570c-1350-17-59-516 966-567s1766 550 1013 637">
          <text:p/>
        </draw:path>
        <draw:path draw:style-name="gr8" draw:text-style-name="P1" draw:layer="layout" svg:width="3.497cm" svg:height="0.957cm" svg:x="5.643cm" svg:y="11.604cm" svg:viewBox="0 0 3498 958" svg:d="m508 116c-1350-17 307 891 1332 840s2489-666 1071-956">
          <text:p/>
        </draw:path>
        <draw:path draw:style-name="gr8" draw:text-style-name="P1" draw:layer="layout" svg:width="0.902cm" svg:height="3.057cm" svg:x="23.516cm" svg:y="6.736cm" svg:viewBox="0 0 903 3058" svg:d="m0 2742c52 897 986-300 897-1286s-772-2065-825-1044">
          <text:p/>
        </draw:path>
        <draw:path draw:style-name="gr8" draw:text-style-name="P1" draw:layer="layout" svg:width="0.627cm" svg:height="2.145cm" svg:x="19.58cm" svg:y="7.301cm" svg:viewBox="0 0 628 2146" svg:d="m596 1763c-274 906-501 45-590-941s771-1022 598-442">
          <text:p/>
        </draw:path>
        <draw:frame draw:style-name="gr11" draw:layer="layout" svg:width="6.077cm" svg:height="0.962cm" svg:x="4.677cm" svg:y="2.55cm">
          <draw:text-box>
            <text:p>Vertical Polarization</text:p>
          </draw:text-box>
        </draw:frame>
        <draw:frame draw:style-name="gr11" draw:layer="layout" svg:width="6.856cm" svg:height="0.962cm" svg:x="16.869cm" svg:y="2.586cm">
          <draw:text-box>
            <text:p>Horizontal Polariz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1-30T21:08:19</meta:creation-date>
    <dc:date>2017-01-30T22:43:50</dc:date>
    <dc:creator>Ben Rotter</dc:creator>
    <meta:editing-duration>PT1H4M30S</meta:editing-duration>
    <meta:editing-cycles>2</meta:editing-cycles>
    <meta:generator>OpenOffice/4.0.0$Unix OpenOffice.org_project/400m3$Build-9702</meta:generator>
    <meta:document-statistic meta:object-count="30"/>
  </office:meta>
</office:document-meta>
</file>

<file path=Object 1/content.xml><?xml version="1.0" encoding="utf-8"?>
<math xmlns="http://www.w3.org/1998/Math/MathML">
  <semantics>
    <mrow>
      <mstyle color="blue">
        <mrow>
          <mstyle mathsize="30pt">
            <mrow>
              <mover accent="true">
                <mi>E</mi>
                <mo stretchy="false">⃗</mo>
              </mover>
            </mrow>
          </mstyle>
        </mrow>
      </mstyle>
    </mrow>
    <annotation encoding="StarMath 5.0">color blue size 30 vec E</annotation>
  </semantics>
</math>
</file>

<file path=Object 2/content.xml><?xml version="1.0" encoding="utf-8"?>
<math xmlns="http://www.w3.org/1998/Math/MathML">
  <semantics>
    <mrow>
      <mstyle color="red">
        <mrow>
          <mstyle mathsize="30pt">
            <mrow>
              <mover accent="true">
                <mi>B</mi>
                <mo stretchy="false">⃗</mo>
              </mover>
            </mrow>
          </mstyle>
        </mrow>
      </mstyle>
    </mrow>
    <annotation encoding="StarMath 5.0">color red size 30 vec B</annotation>
  </semantics>
</math>
</file>

<file path=Object 3/content.xml><?xml version="1.0" encoding="utf-8"?>
<math xmlns="http://www.w3.org/1998/Math/MathML">
  <semantics>
    <mrow>
      <mstyle color="blue">
        <mrow>
          <mstyle mathsize="30pt">
            <mrow>
              <mover accent="true">
                <mi>E</mi>
                <mo stretchy="false">⃗</mo>
              </mover>
            </mrow>
          </mstyle>
        </mrow>
      </mstyle>
    </mrow>
    <annotation encoding="StarMath 5.0">color Blue size 30 vec E</annotation>
  </semantics>
</math>
</file>

<file path=Object 4/content.xml><?xml version="1.0" encoding="utf-8"?>
<math xmlns="http://www.w3.org/1998/Math/MathML">
  <semantics>
    <mrow>
      <mstyle color="red">
        <mrow>
          <mstyle mathsize="30pt">
            <mrow>
              <mover accent="true">
                <mi>B</mi>
                <mo stretchy="false">⃗</mo>
              </mover>
            </mrow>
          </mstyle>
        </mrow>
      </mstyle>
    </mrow>
    <annotation encoding="StarMath 5.0">color Red size 30 vec B</annotation>
  </semantics>
</math>
</file>